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8242" officeooo:paragraph-rsid="001b8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:</text:p>
      <text:p text:style-name="P1"/>
      <text:p text:style-name="P1">The results are summarized in table blabla. For all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mmary and Outloo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4T15:50:46.727510800</meta:creation-date>
    <dc:date>2025-04-14T16:06:52.682020040</dc:date>
    <meta:editing-duration>PT5M55S</meta:editing-duration>
    <meta:editing-cycles>1</meta:editing-cycles>
    <meta:document-statistic meta:table-count="0" meta:image-count="0" meta:object-count="0" meta:page-count="1" meta:paragraph-count="3" meta:word-count="13" meta:character-count="79" meta:non-whitespace-character-count="68"/>
    <meta:generator>LibreOffice/6.0.7.3$Linux_X86_64 LibreOffice_project/00m0$Build-3</meta:generator>
  </office:meta>
</office:document-meta>
</file>